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66cc00" fo:font-size="14pt" style:font-size-asian="14pt" style:font-size-complex="14pt"/>
    </style:style>
    <style:style style:name="P2" style:family="paragraph" style:parent-style-name="Standard">
      <style:text-properties fo:color="#00cccc" fo:font-size="13pt" style:text-underline-style="solid" style:text-underline-width="auto" style:text-underline-color="font-color" style:font-size-asian="13pt" style:font-size-complex="13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fo:color="#000000" fo:font-size="12pt" style:text-underline-style="none" style:font-size-asian="12pt" style:font-size-complex="12pt"/>
    </style:style>
    <style:style style:name="T1" style:family="text">
      <style:text-properties fo:color="#ff0000" fo:font-size="18pt" style:font-size-asian="18pt" style:font-size-complex="18pt"/>
    </style:style>
    <style:style style:name="T2" style:family="text">
      <style:text-properties fo:color="#66cc00"/>
    </style:style>
    <style:style style:name="T3" style:family="text">
      <style:text-properties fo:color="#66cc00" fo:font-size="14pt" style:font-size-asian="14pt" style:font-size-complex="14pt"/>
    </style:style>
    <style:style style:name="T4" style:family="text">
      <style:text-properties fo:color="#66cc00"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ynthèse Projet Alban Thelliez-Dehooghe</text:span></text:p>
      <text:p text:style-name="P1"/>
      <text:p text:style-name="Standard"><text:span text:style-name="T4">Le code peut faire : </text:span></text:p>
      <text:p text:style-name="Standard">- Enregistrer un nouvel utilisateur;</text:p>
      <text:p text:style-name="Standard">- Enregistrer un nouveau projet (à partir de la page home, <text:s/>"mon profil" dans la navbar)</text:p>
      <text:p text:style-name="Standard">- Afficher </text:p>
      <text:p text:style-name="Standard">- Supprimer un projet;</text:p>
      <text:p text:style-name="Standard">- Contribuer à un projet donné (update de la ressource du projet)</text:p>
      <text:p text:style-name="Standard">- Enregistrer un nouveau don.</text:p>
      <text:p text:style-name="Standard">- Enregistrer une nouvelle catégorie;</text:p>
      <text:p text:style-name="Standard"/>
      <text:p text:style-name="P3"><text:span text:style-name="T3">Ce que j'aurai aimé faire (avec plus de temps) :</text:span></text:p>
      <text:p text:style-name="P2">Page mon profil (home component)</text:p>
      <text:p text:style-name="Standard">- Revoir le visuel des pages mon profil (home.component).</text:p>
      <text:p text:style-name="Standard">- Pouvoir modifier les informations d'un utilisateur (utilisation d'un two-way binding [(ngModel)] dans le home.html.</text:p>
      <text:p text:style-name="Standard">- Afficher les projets liés à chaque utilisateur.</text:p>
      <text:p text:style-name="P2">Page projet (projet component)</text:p>
      <text:p text:style-name="P5">- Fixé la taille des images (passer par photoshop?)</text:p>
      <text:p text:style-name="P5">- Implémenter la sécurité afin de ne pas permettre au créateur d'un projet de le financer.</text:p>
      <text:p text:style-name="P2">Page nouveau projet (projet component)</text:p>
      <text:p text:style-name="Standard">- Aligner les champs (label).</text:p>
      <text:p text:style-name="P2">Page Categorie (category component)</text:p>
      <text:p text:style-name="Standard">- Implémenter la sécurité afin de ne permettre qu'à l'admin de créer des catégories.</text:p>
      <text:p text:style-name="Standard"><text:s/></text:p>
      <text:p text:style-name="P3"><text:span text:style-name="T3">Difficultés rencontrées:</text:span></text:p>
      <text:p text:style-name="P5">- Les tests....</text:p>
      <text:p text:style-name="Standard">- La synthaxe des méthodes sous Angular (à retravailler).</text:p>
      <text:p text:style-name="Standard">- Retravailler la sécurité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3M42S</meta:editing-duration>
    <meta:editing-cycles>6</meta:editing-cycles>
    <meta:generator>OpenOffice/4.1.6$Win32 OpenOffice.org_project/416m1$Build-9790</meta:generator>
    <dc:date>2019-07-02T16:46:42.93</dc:date>
    <dc:creator>orae  </dc:creator>
    <meta:document-statistic meta:table-count="0" meta:image-count="0" meta:object-count="0" meta:page-count="1" meta:paragraph-count="26" meta:word-count="181" meta:character-count="1133"/>
    <meta:user-defined meta:name="Info 1"/>
    <meta:user-defined meta:name="Info 2"/>
    <meta:user-defined meta:name="Info 3"/>
    <meta:user-defined meta:name="Info 4"/>
  </office:meta>
</office:document-meta>
</file>